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9ff6d" officeooo:paragraph-rsid="0009ff6d" style:font-size-asian="17.5pt" style:font-size-complex="20pt"/>
    </style:style>
    <style:style style:name="P2" style:family="paragraph" style:parent-style-name="Standard">
      <style:text-properties fo:font-size="20pt" officeooo:rsid="000b73dd" officeooo:paragraph-rsid="000b73dd" style:font-size-asian="17.5pt" style:font-size-complex="20pt"/>
    </style:style>
    <style:style style:name="P3" style:family="paragraph" style:parent-style-name="Standard">
      <style:text-properties fo:font-size="20pt" officeooo:rsid="000b992d" officeooo:paragraph-rsid="000b992d" style:font-size-asian="17.5pt" style:font-size-complex="20pt"/>
    </style:style>
    <style:style style:name="P4" style:family="paragraph" style:parent-style-name="Standard">
      <style:text-properties fo:font-size="20pt" officeooo:rsid="000cfcbc" officeooo:paragraph-rsid="000cfcbc" style:font-size-asian="17.5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1.<text:tab/>#include&lt;stdio.h&gt;</text:p>
      <text:p text:style-name="P1"><text:tab/>int main()</text:p>
      <text:p text:style-name="P1"><text:tab/>{</text:p>
      <text:p text:style-name="P1"><text:tab/> <text:s text:c="3"/>int Integer;</text:p>
      <text:p text:style-name="P1"><text:tab/> <text:s text:c="3"/>float Float;</text:p>
      <text:p text:style-name="P1"><text:tab/> <text:s text:c="3"/>char Char;</text:p>
      <text:p text:style-name="P1"><text:tab/> <text:s text:c="3"/>double Double;</text:p>
      <text:p text:style-name="P1"><text:tab/> <text:s text:c="3"/>printf("The Size of Int is %ld bytes.\<text:tab/><text:tab/><text:tab/><text:tab/><text:tab/><text:tab/><text:tab/>n",sizeof(Integer));</text:p>
      <text:p text:style-name="P1"><text:tab/> <text:s text:c="3"/>printf("The Size of Float is %ld bytes.\<text:tab/><text:tab/><text:tab/><text:tab/><text:tab/><text:tab/>n",sizeof(Float));</text:p>
      <text:p text:style-name="P1"><text:tab/> <text:s text:c="3"/>printf("The Size of Char is %ld bytes.\<text:tab/><text:tab/><text:tab/><text:tab/><text:tab/><text:tab/>n",sizeof(Char));</text:p>
      <text:p text:style-name="P1"><text:tab/> <text:s text:c="3"/>printf("The Size of Double is %ld bytes.\<text:tab/><text:tab/><text:tab/><text:tab/><text:tab/><text:tab/>n",sizeof(Double));</text:p>
      <text:p text:style-name="P1"><text:tab/>}</text:p>
      <text:p text:style-name="P1"/>
      <text:p text:style-name="P1"/>
      <text:p text:style-name="P1"/>
      <text:p text:style-name="P1"/>
      <text:p text:style-name="P1">2.<text:tab/>#include&lt;stdio.h&gt;</text:p>
      <text:p text:style-name="P1"><text:tab/>int main()</text:p>
      <text:p text:style-name="P1"><text:tab/>{</text:p>
      <text:p text:style-name="P1"><text:tab/> <text:s text:c="3"/>int a,b;</text:p>
      <text:p text:style-name="P1"><text:tab/> <text:s text:c="3"/>printf("Enter a Number :-");</text:p>
      <text:p text:style-name="P1"><text:tab/> <text:s text:c="3"/>scanf("%d",&amp;a);</text:p>
      <text:p text:style-name="P1"><text:tab/> <text:s text:c="3"/>b=a%10;</text:p>
      <text:p text:style-name="P1"><text:tab/> <text:s text:c="3"/>printf("The Last Digit of the Number is %d\n",b);</text:p>
      <text:p text:style-name="P1"><text:tab/>}</text:p>
      <text:p text:style-name="P1"><text:soft-page-break/>3.<text:tab/>#include&lt;stdio.h&gt;</text:p>
      <text:p text:style-name="P1"><text:tab/>int main()</text:p>
      <text:p text:style-name="P1"><text:tab/>{</text:p>
      <text:p text:style-name="P1"><text:tab/> <text:s text:c="3"/>int a,b;</text:p>
      <text:p text:style-name="P1"><text:tab/> <text:s text:c="3"/>printf("Enter a Three Digit Number :-");</text:p>
      <text:p text:style-name="P1"><text:tab/> <text:s text:c="3"/>scanf("%d",&amp;a);</text:p>
      <text:p text:style-name="P1"><text:tab/> <text:s text:c="3"/>b=a/100;</text:p>
      <text:p text:style-name="P1"><text:tab/> <text:s text:c="3"/>printf("The First Digit of the Number is %d\n",b);</text:p>
      <text:p text:style-name="P1"><text:tab/>}</text:p>
      <text:p text:style-name="P2">4.<text:tab/>#include&lt;stdio.h&gt;</text:p>
      <text:p text:style-name="P2"><text:tab/>int main()</text:p>
      <text:p text:style-name="P2"><text:tab/>{</text:p>
      <text:p text:style-name="P2"><text:tab/> <text:s text:c="3"/>int a,b,c;</text:p>
      <text:p text:style-name="P2"><text:tab/> <text:s text:c="3"/>printf("Enter a Three Digit Number :-");</text:p>
      <text:p text:style-name="P2"><text:tab/> <text:s text:c="3"/>scanf("%d",&amp;a);</text:p>
      <text:p text:style-name="P2"><text:tab/> <text:s text:c="3"/>b=a%100;</text:p>
      <text:p text:style-name="P2"><text:tab/> <text:s text:c="3"/>c=b/10;</text:p>
      <text:p text:style-name="P2"><text:tab/> <text:s text:c="3"/>printf("The Middle Digit of the Number is %d\n",c);</text:p>
      <text:p text:style-name="P2"><text:tab/>}</text:p>
      <text:p text:style-name="P2">5.<text:tab/>#include&lt;stdio.h&gt;</text:p>
      <text:p text:style-name="P2"><text:tab/>int main()</text:p>
      <text:p text:style-name="P2"><text:tab/>{</text:p>
      <text:p text:style-name="P2"><text:tab/> <text:s text:c="3"/>int a,b,c;</text:p>
      <text:p text:style-name="P2"><text:tab/> <text:s text:c="3"/>printf("Enter Two Numbers :-");</text:p>
      <text:p text:style-name="P2"><text:tab/> <text:s text:c="3"/>scanf("%d %d",&amp;a,&amp;b);</text:p>
      <text:p text:style-name="P2"><text:tab/> <text:s text:c="3"/>c=a;</text:p>
      <text:p text:style-name="P2"><text:tab/> <text:s text:c="3"/>a=b;</text:p>
      <text:p text:style-name="P2"><text:tab/> <text:s text:c="3"/>b=c;</text:p>
      <text:p text:style-name="P2"><text:tab/> <text:s text:c="3"/>printf("The value of a is %d and value of b is <text:tab/><text:tab/><text:tab/><text:tab/><text:tab/>%d",a,b);</text:p>
      <text:p text:style-name="P2"><text:tab/>}</text:p>
      <text:p text:style-name="P2"><text:soft-page-break/>6.<text:tab/>#include&lt;stdio.h&gt;</text:p>
      <text:p text:style-name="P2"><text:tab/>int main()</text:p>
      <text:p text:style-name="P2"><text:tab/>{</text:p>
      <text:p text:style-name="P2"><text:tab/> <text:s text:c="3"/>int a,b;</text:p>
      <text:p text:style-name="P2"><text:tab/> <text:s text:c="3"/>printf("Enter Two Numbers :- ");</text:p>
      <text:p text:style-name="P2"><text:tab/> <text:s text:c="3"/>scanf("%d %d",&amp;a,&amp;b);</text:p>
      <text:p text:style-name="P2"><text:tab/> <text:s text:c="3"/>a=a+b;</text:p>
      <text:p text:style-name="P2"><text:tab/> <text:s text:c="3"/>b=a-b;</text:p>
      <text:p text:style-name="P2"><text:tab/> <text:s text:c="3"/>a=a-b;</text:p>
      <text:p text:style-name="P2"><text:tab/> <text:s text:c="3"/>printf("Swapped value of a is %d and b is %d",a,b);</text:p>
      <text:p text:style-name="P2"><text:tab/>}</text:p>
      <text:p text:style-name="P3">7.<text:tab/><text:tab/>#include&lt;stdio.h&gt;</text:p>
      <text:p text:style-name="P3"><text:tab/>int main()</text:p>
      <text:p text:style-name="P3"><text:tab/>{</text:p>
      <text:p text:style-name="P3"><text:tab/> <text:s text:c="3"/>int a,b,c;</text:p>
      <text:p text:style-name="P3"><text:tab/> <text:s text:c="3"/>printf("Enter The Number :-");</text:p>
      <text:p text:style-name="P3"><text:tab/><text:tab/> <text:s text:c="3"/>scanf("%d",&amp;a);</text:p>
      <text:p text:style-name="P3"><text:tab/> <text:s text:c="3"/>b=a%10;</text:p>
      <text:p text:style-name="P3"><text:tab/> <text:s text:c="3"/>c=a-b;</text:p>
      <text:p text:style-name="P3"><text:tab/> <text:s text:c="3"/>printf("The New Number is %d\n",c);</text:p>
      <text:p text:style-name="P3"><text:tab/>}</text:p>
      <text:p text:style-name="P3">8.<text:tab/>#include&lt;stdio.h&gt;</text:p>
      <text:p text:style-name="P3"><text:tab/>int main()</text:p>
      <text:p text:style-name="P3"><text:tab/>{</text:p>
      <text:p text:style-name="P3"><text:tab/> <text:s text:c="3"/>int a,b,c;</text:p>
      <text:p text:style-name="P3"><text:tab/> <text:s text:c="3"/>printf("Enter a number and a Single Digit :-");</text:p>
      <text:p text:style-name="P3"><text:tab/> <text:s text:c="3"/>scanf("%d %d",&amp;a,&amp;b);</text:p>
      <text:p text:style-name="P3"><text:tab/> <text:s text:c="3"/>c=(a*10)+b;</text:p>
      <text:p text:style-name="P3"><text:tab/> <text:s text:c="3"/>printf("The New Number is %d\n",c);</text:p>
      <text:p text:style-name="P3"><text:tab/>}</text:p>
      <text:p text:style-name="P3"/>
      <text:p text:style-name="P4"><text:soft-page-break/>9.<text:tab/>#include&lt;stdio.h&gt;</text:p>
      <text:p text:style-name="P4"><text:tab/>int main()</text:p>
      <text:p text:style-name="P4"><text:tab/>{</text:p>
      <text:p text:style-name="P4"><text:tab/> <text:s text:c="3"/>float inr,dollar;</text:p>
      <text:p text:style-name="P4"><text:tab/> <text:s text:c="3"/>printf("Enter Your Amount In Rs. :-");</text:p>
      <text:p text:style-name="P4"><text:tab/> <text:s text:c="3"/>scanf("%f",&amp;inr);</text:p>
      <text:p text:style-name="P4"><text:tab/> <text:s text:c="3"/>dollar=inr/76.23;</text:p>
      <text:p text:style-name="P4"><text:tab/> <text:s text:c="3"/>printf("Rs.%.2f in Dollars is %.2f$\n",inr,dollar);</text:p>
      <text:p text:style-name="P4"><text:tab/>}</text:p>
      <text:p text:style-name="P4"/>
      <text:p text:style-name="P4">10.<text:tab/>#include&lt;stdio.h&gt;</text:p>
      <text:p text:style-name="P4"><text:tab/>int main()</text:p>
      <text:p text:style-name="P4"><text:tab/>{</text:p>
      <text:p text:style-name="P4"><text:tab/> <text:s text:c="3"/>int num,d1,d2,d3,new;</text:p>
      <text:p text:style-name="P4"><text:tab/> <text:s text:c="3"/>printf("Enter a Three Digit Number :-");</text:p>
      <text:p text:style-name="P4"><text:tab/> <text:s text:c="3"/>scanf("%d",&amp;num);</text:p>
      <text:p text:style-name="P4"><text:tab/> <text:s text:c="3"/>d1=num/100;</text:p>
      <text:p text:style-name="P4"><text:tab/> <text:s text:c="3"/>d2=(num%100)/10;</text:p>
      <text:p text:style-name="P4"><text:tab/> <text:s text:c="3"/>d3=num%10;</text:p>
      <text:p text:style-name="P4"><text:tab/> <text:s text:c="3"/>new=(d3*100)+(d1*10)+d2;</text:p>
      <text:p text:style-name="P4"><text:tab/> <text:s text:c="3"/>printf("New Number is %d\n",new);</text:p>
      <text:p text:style-name="P4"><text:tab/>}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4T15:43:56.726112433</meta:creation-date>
    <dc:date>2022-06-24T16:31:07.954729210</dc:date>
    <meta:editing-duration>PT6M29S</meta:editing-duration>
    <meta:editing-cycles>1</meta:editing-cycles>
    <meta:document-statistic meta:table-count="0" meta:image-count="0" meta:object-count="0" meta:page-count="4" meta:paragraph-count="102" meta:word-count="262" meta:character-count="2131" meta:non-whitespace-character-count="1603"/>
    <meta:generator>LibreOffice/6.4.7.2$Linux_X86_64 LibreOffice_project/40$Build-2</meta:generator>
  </office:meta>
</office:document-meta>
</file>